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76c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A5593C</text:p>
      <text:p text:style-name="Standard">#C26C4<text:span text:style-name="T1">9</text:span></text:p>
      <text:p text:style-name="Standard">#E8C3A8</text:p>
      <text:p text:style-name="Standard">#6D8B85</text:p>
      <text:p text:style-name="Standard">#D8E3D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9:49:59.946000000</meta:creation-date>
    <dc:date>2024-01-11T22:01:34.538000000</dc:date>
    <meta:editing-duration>PT2H11M36S</meta:editing-duration>
    <meta:editing-cycles>1</meta:editing-cycles>
    <meta:document-statistic meta:table-count="0" meta:image-count="0" meta:object-count="0" meta:page-count="1" meta:paragraph-count="5" meta:word-count="5" meta:character-count="35" meta:non-whitespace-character-count="35"/>
    <meta:generator>LibreOffice/7.6.1.2$Windows_X86_64 LibreOffice_project/f5defcebd022c5bc36bbb79be232cb6926d8f674</meta:generator>
  </office:meta>
</office:document-meta>
</file>